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4.38pt" svg:height="399.8pt" svg:x="107.01pt" svg:y="3pt">
            <draw:object draw:notify-on-update-of-ranges="Sheet1.A1:Sheet1.A100 Sheet1.B1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864" table:default-cell-style-name="ce1"/>
        <table:table-row table:style-name="ro1">
          <table:table-cell table:style-name="Default" office:value-type="float" office:value="1.38777878078145E-016" calcext:value-type="float">
            <text:p>1.38777878078145E-16</text:p>
          </table:table-cell>
          <table:table-cell table:style-name="Default" office:value-type="float" office:value="2.4980018054066E-016" calcext:value-type="float">
            <text:p>2.4980018054066E-16</text:p>
          </table:table-cell>
          <table:table-cell table:style-name="Default" table:number-columns-repeated="158"/>
          <table:table-cell table:number-columns-repeated="864"/>
        </table:table-row>
        <table:table-row table:style-name="ro1">
          <table:table-cell table:style-name="Default" office:value-type="float" office:value="1.33226762955019E-015" calcext:value-type="float">
            <text:p>1.33226762955019E-15</text:p>
          </table:table-cell>
          <table:table-cell table:style-name="Default" office:value-type="float" office:value="0.000362607008568865" calcext:value-type="float">
            <text:p>0.000362607008569</text:p>
          </table:table-cell>
          <table:table-cell table:style-name="Default" table:number-columns-repeated="158"/>
          <table:table-cell table:number-columns-repeated="864"/>
        </table:table-row>
        <table:table-row table:style-name="ro1">
          <table:table-cell office:value-type="float" office:value="3.46944695195361E-018" calcext:value-type="float">
            <text:p>3.47E-18</text:p>
          </table:table-cell>
          <table:table-cell office:value-type="float" office:value="3.46944695195361E-017" calcext:value-type="float">
            <text:p>3.47E-17</text:p>
          </table:table-cell>
          <table:table-cell table:number-columns-repeated="1022"/>
        </table:table-row>
        <table:table-row table:style-name="ro1">
          <table:table-cell office:value-type="float" office:value="1.55431223447522E-015" calcext:value-type="float">
            <text:p>1.55E-15</text:p>
          </table:table-cell>
          <table:table-cell office:value-type="float" office:value="1.11022302462516E-015" calcext:value-type="float">
            <text:p>1.11E-15</text:p>
          </table:table-cell>
          <table:table-cell table:number-columns-repeated="1022"/>
        </table:table-row>
        <table:table-row table:style-name="ro1">
          <table:table-cell office:value-type="float" office:value="1.11022302462516E-015" calcext:value-type="float">
            <text:p>1.11E-15</text:p>
          </table:table-cell>
          <table:table-cell office:value-type="float" office:value="2.22044604925031E-015" calcext:value-type="float">
            <text:p>2.22E-15</text:p>
          </table:table-cell>
          <table:table-cell table:number-columns-repeated="1022"/>
        </table:table-row>
        <table:table-row table:style-name="ro1">
          <table:table-cell office:value-type="float" office:value="3.77475828372553E-015" calcext:value-type="float">
            <text:p>3.77E-15</text:p>
          </table:table-cell>
          <table:table-cell office:value-type="float" office:value="1.55431223447522E-015" calcext:value-type="float">
            <text:p>1.55E-15</text:p>
          </table:table-cell>
          <table:table-cell table:number-columns-repeated="1022"/>
        </table:table-row>
        <table:table-row table:style-name="ro1">
          <table:table-cell office:value-type="float" office:value="8.88178419700125E-016" calcext:value-type="float">
            <text:p>8.88E-16</text:p>
          </table:table-cell>
          <table:table-cell office:value-type="float" office:value="1.11022302462516E-015" calcext:value-type="float">
            <text:p>1.11E-15</text:p>
          </table:table-cell>
          <table:table-cell table:number-columns-repeated="1022"/>
        </table:table-row>
        <table:table-row table:style-name="ro1">
          <table:table-cell office:value-type="float" office:value="1.52655665885959E-016" calcext:value-type="float">
            <text:p>1.53E-16</text:p>
          </table:table-cell>
          <table:table-cell office:value-type="float" office:value="8.32667268468867E-017" calcext:value-type="float">
            <text:p>8.33E-17</text:p>
          </table:table-cell>
          <table:table-cell table:number-columns-repeated="1022"/>
        </table:table-row>
        <table:table-row table:style-name="ro1">
          <table:table-cell office:value-type="float" office:value="3.60822483003176E-016" calcext:value-type="float">
            <text:p>3.61E-16</text:p>
          </table:table-cell>
          <table:table-cell office:value-type="float" office:value="0.0000745794003048819" calcext:value-type="float">
            <text:p>7.46E-05</text:p>
          </table:table-cell>
          <table:table-cell table:number-columns-repeated="1022"/>
        </table:table-row>
        <table:table-row table:style-name="ro1">
          <table:table-cell office:value-type="float" office:value="2.88657986402541E-015" calcext:value-type="float">
            <text:p>2.89E-15</text:p>
          </table:table-cell>
          <table:table-cell office:value-type="float" office:value="8.88178419700125E-016" calcext:value-type="float">
            <text:p>8.88E-16</text:p>
          </table:table-cell>
          <table:table-cell table:number-columns-repeated="1022"/>
        </table:table-row>
        <table:table-row table:style-name="ro1">
          <table:table-cell office:value-type="float" office:value="6.66133814775094E-016" calcext:value-type="float">
            <text:p>6.66E-16</text:p>
          </table:table-cell>
          <table:table-cell office:value-type="float" office:value="1.77635683940025E-015" calcext:value-type="float">
            <text:p>1.78E-15</text:p>
          </table:table-cell>
          <table:table-cell table:number-columns-repeated="1022"/>
        </table:table-row>
        <table:table-row table:style-name="ro1">
          <table:table-cell office:value-type="float" office:value="1.11022302462516E-015" calcext:value-type="float">
            <text:p>1.11E-15</text:p>
          </table:table-cell>
          <table:table-cell office:value-type="float" office:value="2.22044604925031E-016" calcext:value-type="float">
            <text:p>2.22E-16</text:p>
          </table:table-cell>
          <table:table-cell table:number-columns-repeated="1022"/>
        </table:table-row>
        <table:table-row table:style-name="ro1">
          <table:table-cell office:value-type="float" office:value="6.07153216591883E-018" calcext:value-type="float">
            <text:p>6.07E-18</text:p>
          </table:table-cell>
          <table:table-cell office:value-type="float" office:value="2.60208521396521E-018" calcext:value-type="float">
            <text:p>2.60E-18</text:p>
          </table:table-cell>
          <table:table-cell table:number-columns-repeated="1022"/>
        </table:table-row>
        <table:table-row table:style-name="ro1">
          <table:table-cell office:value-type="float" office:value="0.0000575842942509699" calcext:value-type="float">
            <text:p>5.76E-05</text:p>
          </table:table-cell>
          <table:table-cell office:value-type="float" office:value="8.88178419700125E-016" calcext:value-type="float">
            <text:p>8.88E-16</text:p>
          </table:table-cell>
          <table:table-cell table:number-columns-repeated="1022"/>
        </table:table-row>
        <table:table-row table:style-name="ro1">
          <table:table-cell office:value-type="float" office:value="5.55111512312578E-017" calcext:value-type="float">
            <text:p>5.55E-17</text:p>
          </table:table-cell>
          <table:table-cell office:value-type="float" office:value="5.20417042793042E-017" calcext:value-type="float">
            <text:p>5.20E-17</text:p>
          </table:table-cell>
          <table:table-cell table:number-columns-repeated="1022"/>
        </table:table-row>
        <table:table-row table:style-name="ro1">
          <table:table-cell office:value-type="float" office:value="8.67361737988404E-018" calcext:value-type="float">
            <text:p>8.67E-18</text:p>
          </table:table-cell>
          <table:table-cell office:value-type="float" office:value="2.42861286636753E-017" calcext:value-type="float">
            <text:p>2.43E-17</text:p>
          </table:table-cell>
          <table:table-cell table:number-columns-repeated="1022"/>
        </table:table-row>
        <table:table-row table:style-name="ro1">
          <table:table-cell office:value-type="float" office:value="1.47451495458029E-017" calcext:value-type="float">
            <text:p>1.47E-17</text:p>
          </table:table-cell>
          <table:table-cell office:value-type="float" office:value="3.46944695195361E-017" calcext:value-type="float">
            <text:p>3.47E-17</text:p>
          </table:table-cell>
          <table:table-cell table:number-columns-repeated="1022"/>
        </table:table-row>
        <table:table-row table:style-name="ro1">
          <table:table-cell office:value-type="float" office:value="1.11022302462516E-015" calcext:value-type="float">
            <text:p>1.11E-15</text:p>
          </table:table-cell>
          <table:table-cell office:value-type="float" office:value="1.77635683940025E-015" calcext:value-type="float">
            <text:p>1.78E-15</text:p>
          </table:table-cell>
          <table:table-cell table:number-columns-repeated="1022"/>
        </table:table-row>
        <table:table-row table:style-name="ro1">
          <table:table-cell office:value-type="float" office:value="6.66133814775094E-016" calcext:value-type="float">
            <text:p>6.66E-16</text:p>
          </table:table-cell>
          <table:table-cell office:value-type="float" office:value="0.000758903124023562" calcext:value-type="float">
            <text:p>7.59E-04</text:p>
          </table:table-cell>
          <table:table-cell table:number-columns-repeated="1022"/>
        </table:table-row>
        <table:table-row table:style-name="ro1">
          <table:table-cell office:value-type="float" office:value="1.11022302462516E-016" calcext:value-type="float">
            <text:p>1.11E-16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22"/>
        </table:table-row>
        <table:table-row table:style-name="ro1">
          <table:table-cell office:value-type="float" office:value="1.04083408558608E-016" calcext:value-type="float">
            <text:p>1.04E-16</text:p>
          </table:table-cell>
          <table:table-cell office:value-type="float" office:value="0.00192091224335942" calcext:value-type="float">
            <text:p>1.92E-03</text:p>
          </table:table-cell>
          <table:table-cell table:number-columns-repeated="1022"/>
        </table:table-row>
        <table:table-row table:style-name="ro1">
          <table:table-cell office:value-type="float" office:value="0.000582702802723825" calcext:value-type="float">
            <text:p>5.83E-04</text:p>
          </table:table-cell>
          <table:table-cell office:value-type="float" office:value="4.16333634234434E-017" calcext:value-type="float">
            <text:p>4.16E-17</text:p>
          </table:table-cell>
          <table:table-cell table:number-columns-repeated="1022"/>
        </table:table-row>
        <table:table-row table:style-name="ro1">
          <table:table-cell office:value-type="float" office:value="3.12250225675825E-017" calcext:value-type="float">
            <text:p>3.12E-17</text:p>
          </table:table-cell>
          <table:table-cell office:value-type="float" office:value="3.46944695195361E-017" calcext:value-type="float">
            <text:p>3.47E-17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4.85722573273506E-017" calcext:value-type="float">
            <text:p>4.86E-17</text:p>
          </table:table-cell>
          <table:table-cell table:number-columns-repeated="1022"/>
        </table:table-row>
        <table:table-row table:style-name="ro1">
          <table:table-cell office:value-type="float" office:value="2.42861286636753E-017" calcext:value-type="float">
            <text:p>2.43E-17</text:p>
          </table:table-cell>
          <table:table-cell office:value-type="float" office:value="0" calcext:value-type="float">
            <text:p>0.00E+00</text:p>
          </table:table-cell>
          <table:table-cell table:number-columns-repeated="1022"/>
        </table:table-row>
        <table:table-row table:style-name="ro1">
          <table:table-cell office:value-type="float" office:value="0.000591878875220938" calcext:value-type="float">
            <text:p>5.92E-04</text:p>
          </table:table-cell>
          <table:table-cell office:value-type="float" office:value="0.000803287039570661" calcext:value-type="float">
            <text:p>8.03E-04</text:p>
          </table:table-cell>
          <table:table-cell table:number-columns-repeated="1022"/>
        </table:table-row>
        <table:table-row table:style-name="ro1">
          <table:table-cell office:value-type="float" office:value="2.42861286636753E-017" calcext:value-type="float">
            <text:p>2.43E-17</text:p>
          </table:table-cell>
          <table:table-cell office:value-type="float" office:value="6.2450045135165E-017" calcext:value-type="float">
            <text:p>6.25E-17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1.04083408558608E-017" calcext:value-type="float">
            <text:p>1.04E-17</text:p>
          </table:table-cell>
          <table:table-cell table:number-columns-repeated="1022"/>
        </table:table-row>
        <table:table-row table:style-name="ro1">
          <table:table-cell office:value-type="float" office:value="1.04083408558608E-017" calcext:value-type="float">
            <text:p>1.04E-17</text:p>
          </table:table-cell>
          <table:table-cell office:value-type="float" office:value="2.08166817117217E-017" calcext:value-type="float">
            <text:p>2.08E-17</text:p>
          </table:table-cell>
          <table:table-cell table:number-columns-repeated="1022"/>
        </table:table-row>
        <table:table-row table:style-name="ro1">
          <table:table-cell office:value-type="float" office:value="3.12250225675825E-017" calcext:value-type="float">
            <text:p>3.12E-17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22"/>
        </table:table-row>
        <table:table-row table:style-name="ro1">
          <table:table-cell office:value-type="float" office:value="1.4432899320127E-015" calcext:value-type="float">
            <text:p>1.44E-15</text:p>
          </table:table-cell>
          <table:table-cell office:value-type="float" office:value="9.99200722162641E-016" calcext:value-type="float">
            <text:p>9.99E-16</text:p>
          </table:table-cell>
          <table:table-cell table:number-columns-repeated="1022"/>
        </table:table-row>
        <table:table-row table:style-name="ro1">
          <table:table-cell office:value-type="float" office:value="6.66133814775094E-016" calcext:value-type="float">
            <text:p>6.66E-16</text:p>
          </table:table-cell>
          <table:table-cell office:value-type="float" office:value="1.11022302462516E-016" calcext:value-type="float">
            <text:p>1.11E-16</text:p>
          </table:table-cell>
          <table:table-cell table:number-columns-repeated="1022"/>
        </table:table-row>
        <table:table-row table:style-name="ro1">
          <table:table-cell office:value-type="float" office:value="0.000457779436399661" calcext:value-type="float">
            <text:p>4.58E-04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22"/>
        </table:table-row>
        <table:table-row table:style-name="ro1">
          <table:table-cell office:value-type="float" office:value="2.77555756156289E-016" calcext:value-type="float">
            <text:p>2.78E-16</text:p>
          </table:table-cell>
          <table:table-cell office:value-type="float" office:value="3.88578058618805E-016" calcext:value-type="float">
            <text:p>3.89E-16</text:p>
          </table:table-cell>
          <table:table-cell table:number-columns-repeated="1022"/>
        </table:table-row>
        <table:table-row table:style-name="ro1">
          <table:table-cell office:value-type="float" office:value="5.55111512312578E-017" calcext:value-type="float">
            <text:p>5.55E-17</text:p>
          </table:table-cell>
          <table:table-cell office:value-type="float" office:value="0" calcext:value-type="float">
            <text:p>0.00E+00</text:p>
          </table:table-cell>
          <table:table-cell table:number-columns-repeated="1022"/>
        </table:table-row>
        <table:table-row table:style-name="ro1">
          <table:table-cell office:value-type="float" office:value="3.46944695195361E-018" calcext:value-type="float">
            <text:p>3.47E-18</text:p>
          </table:table-cell>
          <table:table-cell office:value-type="float" office:value="8.67361737988404E-019" calcext:value-type="float">
            <text:p>8.67E-19</text:p>
          </table:table-cell>
          <table:table-cell table:number-columns-repeated="1022"/>
        </table:table-row>
        <table:table-row table:style-name="ro1">
          <table:table-cell office:value-type="float" office:value="2.77555756156289E-017" calcext:value-type="float">
            <text:p>2.78E-17</text:p>
          </table:table-cell>
          <table:table-cell office:value-type="float" office:value="7.80625564189563E-018" calcext:value-type="float">
            <text:p>7.81E-18</text:p>
          </table:table-cell>
          <table:table-cell table:number-columns-repeated="1022"/>
        </table:table-row>
        <table:table-row table:style-name="ro1">
          <table:table-cell office:value-type="float" office:value="1.11022302462516E-016" calcext:value-type="float">
            <text:p>1.11E-16</text:p>
          </table:table-cell>
          <table:table-cell office:value-type="float" office:value="8.32667268468867E-016" calcext:value-type="float">
            <text:p>8.33E-16</text:p>
          </table:table-cell>
          <table:table-cell table:number-columns-repeated="1022"/>
        </table:table-row>
        <table:table-row table:style-name="ro1">
          <table:table-cell office:value-type="float" office:value="3.05311331771918E-016" calcext:value-type="float">
            <text:p>3.05E-16</text:p>
          </table:table-cell>
          <table:table-cell office:value-type="float" office:value="0.000244757828544581" calcext:value-type="float">
            <text:p>2.45E-04</text:p>
          </table:table-cell>
          <table:table-cell table:number-columns-repeated="1022"/>
        </table:table-row>
        <table:table-row table:style-name="ro1">
          <table:table-cell office:value-type="float" office:value="0.000261384533785428" calcext:value-type="float">
            <text:p>2.61E-04</text:p>
          </table:table-cell>
          <table:table-cell office:value-type="float" office:value="5.27355936696949E-016" calcext:value-type="float">
            <text:p>5.27E-16</text:p>
          </table:table-cell>
          <table:table-cell table:number-columns-repeated="1022"/>
        </table:table-row>
        <table:table-row table:style-name="ro1">
          <table:table-cell office:value-type="float" office:value="1.04083408558608E-017" calcext:value-type="float">
            <text:p>1.04E-17</text:p>
          </table:table-cell>
          <table:table-cell office:value-type="float" office:value="0.0000413963268271316" calcext:value-type="float">
            <text:p>4.14E-05</text:p>
          </table:table-cell>
          <table:table-cell table:number-columns-repeated="1022"/>
        </table:table-row>
        <table:table-row table:style-name="ro1">
          <table:table-cell office:value-type="float" office:value="0.00043066754628446" calcext:value-type="float">
            <text:p>4.31E-04</text:p>
          </table:table-cell>
          <table:table-cell office:value-type="float" office:value="2.77555756156289E-017" calcext:value-type="float">
            <text:p>2.78E-17</text:p>
          </table:table-cell>
          <table:table-cell table:number-columns-repeated="1022"/>
        </table:table-row>
        <table:table-row table:style-name="ro1">
          <table:table-cell office:value-type="float" office:value="1.04083408558608E-017" calcext:value-type="float">
            <text:p>1.04E-17</text:p>
          </table:table-cell>
          <table:table-cell office:value-type="float" office:value="2.42861286636753E-017" calcext:value-type="float">
            <text:p>2.43E-17</text:p>
          </table:table-cell>
          <table:table-cell table:number-columns-repeated="1022"/>
        </table:table-row>
        <table:table-row table:style-name="ro1">
          <table:table-cell office:value-type="float" office:value="6.93889390390723E-018" calcext:value-type="float">
            <text:p>6.94E-18</text:p>
          </table:table-cell>
          <table:table-cell office:value-type="float" office:value="3.12250225675825E-017" calcext:value-type="float">
            <text:p>3.12E-17</text:p>
          </table:table-cell>
          <table:table-cell table:number-columns-repeated="1022"/>
        </table:table-row>
        <table:table-row table:style-name="ro1">
          <table:table-cell office:value-type="float" office:value="0.000322213978487159" calcext:value-type="float">
            <text:p>3.22E-04</text:p>
          </table:table-cell>
          <table:table-cell office:value-type="float" office:value="0.000106848696661287" calcext:value-type="float">
            <text:p>1.07E-04</text:p>
          </table:table-cell>
          <table:table-cell table:number-columns-repeated="1022"/>
        </table:table-row>
        <table:table-row table:style-name="ro1">
          <table:table-cell office:value-type="float" office:value="2.08166817117217E-017" calcext:value-type="float">
            <text:p>2.08E-17</text:p>
          </table:table-cell>
          <table:table-cell office:value-type="float" office:value="1.73472347597681E-017" calcext:value-type="float">
            <text:p>1.73E-17</text:p>
          </table:table-cell>
          <table:table-cell table:number-columns-repeated="1022"/>
        </table:table-row>
        <table:table-row table:style-name="ro1">
          <table:table-cell office:value-type="float" office:value="6.66133814775094E-016" calcext:value-type="float">
            <text:p>6.66E-16</text:p>
          </table:table-cell>
          <table:table-cell office:value-type="float" office:value="2.22044604925031E-015" calcext:value-type="float">
            <text:p>2.22E-15</text:p>
          </table:table-cell>
          <table:table-cell table:number-columns-repeated="1022"/>
        </table:table-row>
        <table:table-row table:style-name="ro1">
          <table:table-cell office:value-type="float" office:value="2.25514051876985E-017" calcext:value-type="float">
            <text:p>2.26E-17</text:p>
          </table:table-cell>
          <table:table-cell office:value-type="float" office:value="6.93889390390723E-018" calcext:value-type="float">
            <text:p>6.94E-18</text:p>
          </table:table-cell>
          <table:table-cell table:number-columns-repeated="1022"/>
        </table:table-row>
        <table:table-row table:style-name="ro1">
          <table:table-cell office:value-type="float" office:value="4.16333634234434E-017" calcext:value-type="float">
            <text:p>4.16E-17</text:p>
          </table:table-cell>
          <table:table-cell office:value-type="float" office:value="1.2490009027033E-016" calcext:value-type="float">
            <text:p>1.25E-16</text:p>
          </table:table-cell>
          <table:table-cell table:number-columns-repeated="1022"/>
        </table:table-row>
        <table:table-row table:style-name="ro1">
          <table:table-cell office:value-type="float" office:value="3.10862446895044E-015" calcext:value-type="float">
            <text:p>3.11E-15</text:p>
          </table:table-cell>
          <table:table-cell office:value-type="float" office:value="2.66453525910038E-015" calcext:value-type="float">
            <text:p>2.66E-15</text:p>
          </table:table-cell>
          <table:table-cell table:number-columns-repeated="1022"/>
        </table:table-row>
        <table:table-row table:style-name="ro1">
          <table:table-cell office:value-type="float" office:value="6.93889390390723E-018" calcext:value-type="float">
            <text:p>6.94E-18</text:p>
          </table:table-cell>
          <table:table-cell office:value-type="float" office:value="1.38777878078145E-017" calcext:value-type="float">
            <text:p>1.39E-1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.73472347597681E-017" calcext:value-type="float">
            <text:p>1.73E-17</text:p>
          </table:table-cell>
          <table:table-cell table:number-columns-repeated="1022"/>
        </table:table-row>
        <table:table-row table:style-name="ro1">
          <table:table-cell office:value-type="float" office:value="3.33066907387547E-015" calcext:value-type="float">
            <text:p>3.33E-15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1022"/>
        </table:table-row>
        <table:table-row table:style-name="ro1">
          <table:table-cell office:value-type="float" office:value="6.93889390390723E-017" calcext:value-type="float">
            <text:p>6.94E-17</text:p>
          </table:table-cell>
          <table:table-cell office:value-type="float" office:value="4.85722573273506E-017" calcext:value-type="float">
            <text:p>4.86E-17</text:p>
          </table:table-cell>
          <table:table-cell table:number-columns-repeated="1022"/>
        </table:table-row>
        <table:table-row table:style-name="ro1">
          <table:table-cell office:value-type="float" office:value="0.000112895816567426" calcext:value-type="float">
            <text:p>1.13E-04</text:p>
          </table:table-cell>
          <table:table-cell office:value-type="float" office:value="2.88657986402541E-015" calcext:value-type="float">
            <text:p>2.89E-15</text:p>
          </table:table-cell>
          <table:table-cell table:number-columns-repeated="1022"/>
        </table:table-row>
        <table:table-row table:style-name="ro1">
          <table:table-cell office:value-type="float" office:value="1.38777878078145E-017" calcext:value-type="float">
            <text:p>1.39E-17</text:p>
          </table:table-cell>
          <table:table-cell office:value-type="float" office:value="3.46944695195361E-017" calcext:value-type="float">
            <text:p>3.47E-17</text:p>
          </table:table-cell>
          <table:table-cell table:number-columns-repeated="1022"/>
        </table:table-row>
        <table:table-row table:style-name="ro1">
          <table:table-cell office:value-type="float" office:value="7.63278329429795E-017" calcext:value-type="float">
            <text:p>7.63E-17</text:p>
          </table:table-cell>
          <table:table-cell office:value-type="float" office:value="2.08166817117217E-017" calcext:value-type="float">
            <text:p>2.08E-17</text:p>
          </table:table-cell>
          <table:table-cell table:number-columns-repeated="1022"/>
        </table:table-row>
        <table:table-row table:style-name="ro1">
          <table:table-cell office:value-type="float" office:value="6.93889390390723E-017" calcext:value-type="float">
            <text:p>6.94E-17</text:p>
          </table:table-cell>
          <table:table-cell office:value-type="float" office:value="9.54097911787244E-018" calcext:value-type="float">
            <text:p>9.54E-18</text:p>
          </table:table-cell>
          <table:table-cell table:number-columns-repeated="1022"/>
        </table:table-row>
        <table:table-row table:style-name="ro1">
          <table:table-cell office:value-type="float" office:value="3.81639164714898E-017" calcext:value-type="float">
            <text:p>3.82E-17</text:p>
          </table:table-cell>
          <table:table-cell office:value-type="float" office:value="1.04083408558608E-017" calcext:value-type="float">
            <text:p>1.04E-17</text:p>
          </table:table-cell>
          <table:table-cell table:number-columns-repeated="1022"/>
        </table:table-row>
        <table:table-row table:style-name="ro1">
          <table:table-cell office:value-type="float" office:value="1.90819582357449E-017" calcext:value-type="float">
            <text:p>1.91E-17</text:p>
          </table:table-cell>
          <table:table-cell office:value-type="float" office:value="4.85722573273506E-017" calcext:value-type="float">
            <text:p>4.86E-17</text:p>
          </table:table-cell>
          <table:table-cell table:number-columns-repeated="1022"/>
        </table:table-row>
        <table:table-row table:style-name="ro1">
          <table:table-cell office:value-type="float" office:value="0.000334908563653189" calcext:value-type="float">
            <text:p>3.35E-04</text:p>
          </table:table-cell>
          <table:table-cell office:value-type="float" office:value="1.38777878078145E-017" calcext:value-type="float">
            <text:p>1.39E-17</text:p>
          </table:table-cell>
          <table:table-cell table:number-columns-repeated="1022"/>
        </table:table-row>
        <table:table-row table:style-name="ro1">
          <table:table-cell office:value-type="float" office:value="3.12250225675825E-017" calcext:value-type="float">
            <text:p>3.12E-17</text:p>
          </table:table-cell>
          <table:table-cell office:value-type="float" office:value="7.80625564189563E-018" calcext:value-type="float">
            <text:p>7.81E-18</text:p>
          </table:table-cell>
          <table:table-cell table:number-columns-repeated="1022"/>
        </table:table-row>
        <table:table-row table:style-name="ro1">
          <table:table-cell office:value-type="float" office:value="8.67361737988404E-019" calcext:value-type="float">
            <text:p>8.67E-19</text:p>
          </table:table-cell>
          <table:table-cell office:value-type="float" office:value="3.46944695195361E-017" calcext:value-type="float">
            <text:p>3.47E-17</text:p>
          </table:table-cell>
          <table:table-cell table:number-columns-repeated="1022"/>
        </table:table-row>
        <table:table-row table:style-name="ro1">
          <table:table-cell office:value-type="float" office:value="2.08166817117217E-017" calcext:value-type="float">
            <text:p>2.08E-17</text:p>
          </table:table-cell>
          <table:table-cell office:value-type="float" office:value="0.00032608622073943" calcext:value-type="float">
            <text:p>3.26E-04</text:p>
          </table:table-cell>
          <table:table-cell table:number-columns-repeated="1022"/>
        </table:table-row>
        <table:table-row table:style-name="ro1">
          <table:table-cell office:value-type="float" office:value="7.63278329429795E-017" calcext:value-type="float">
            <text:p>7.63E-17</text:p>
          </table:table-cell>
          <table:table-cell office:value-type="float" office:value="1.30104260698261E-018" calcext:value-type="float">
            <text:p>1.30E-18</text:p>
          </table:table-cell>
          <table:table-cell table:number-columns-repeated="1022"/>
        </table:table-row>
        <table:table-row table:style-name="ro1">
          <table:table-cell office:value-type="float" office:value="2.77555756156289E-017" calcext:value-type="float">
            <text:p>2.78E-17</text:p>
          </table:table-cell>
          <table:table-cell office:value-type="float" office:value="1.73472347597681E-017" calcext:value-type="float">
            <text:p>1.73E-17</text:p>
          </table:table-cell>
          <table:table-cell table:number-columns-repeated="1022"/>
        </table:table-row>
        <table:table-row table:style-name="ro1">
          <table:table-cell office:value-type="float" office:value="9.99200722162641E-016" calcext:value-type="float">
            <text:p>9.99E-16</text:p>
          </table:table-cell>
          <table:table-cell office:value-type="float" office:value="1.22124532708767E-015" calcext:value-type="float">
            <text:p>1.22E-15</text:p>
          </table:table-cell>
          <table:table-cell table:number-columns-repeated="1022"/>
        </table:table-row>
        <table:table-row table:style-name="ro1">
          <table:table-cell office:value-type="float" office:value="2.22044604925031E-015" calcext:value-type="float">
            <text:p>2.22E-15</text:p>
          </table:table-cell>
          <table:table-cell office:value-type="float" office:value="2.66453525910038E-015" calcext:value-type="float">
            <text:p>2.66E-15</text:p>
          </table:table-cell>
          <table:table-cell table:number-columns-repeated="1022"/>
        </table:table-row>
        <table:table-row table:style-name="ro1">
          <table:table-cell office:value-type="float" office:value="6.2450045135165E-017" calcext:value-type="float">
            <text:p>6.25E-17</text:p>
          </table:table-cell>
          <table:table-cell office:value-type="float" office:value="8.67361737988404E-019" calcext:value-type="float">
            <text:p>8.67E-19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2.08166817117217E-017" calcext:value-type="float">
            <text:p>2.08E-17</text:p>
          </table:table-cell>
          <table:table-cell table:number-columns-repeated="1022"/>
        </table:table-row>
        <table:table-row table:style-name="ro1">
          <table:table-cell office:value-type="float" office:value="1.11022302462516E-016" calcext:value-type="float">
            <text:p>1.11E-16</text:p>
          </table:table-cell>
          <table:table-cell office:value-type="float" office:value="4.16333634234434E-016" calcext:value-type="float">
            <text:p>4.16E-16</text:p>
          </table:table-cell>
          <table:table-cell table:number-columns-repeated="1022"/>
        </table:table-row>
        <table:table-row table:style-name="ro1">
          <table:table-cell office:value-type="float" office:value="0.000876293518394565" calcext:value-type="float">
            <text:p>8.76E-04</text:p>
          </table:table-cell>
          <table:table-cell office:value-type="float" office:value="3.05311331771918E-016" calcext:value-type="float">
            <text:p>3.05E-16</text:p>
          </table:table-cell>
          <table:table-cell table:number-columns-repeated="1022"/>
        </table:table-row>
        <table:table-row table:style-name="ro1">
          <table:table-cell office:value-type="float" office:value="6.93889390390723E-018" calcext:value-type="float">
            <text:p>6.94E-18</text:p>
          </table:table-cell>
          <table:table-cell office:value-type="float" office:value="0.000299235587990302" calcext:value-type="float">
            <text:p>2.99E-04</text:p>
          </table:table-cell>
          <table:table-cell table:number-columns-repeated="1022"/>
        </table:table-row>
        <table:table-row table:style-name="ro1">
          <table:table-cell office:value-type="float" office:value="1.66533453693773E-016" calcext:value-type="float">
            <text:p>1.67E-16</text:p>
          </table:table-cell>
          <table:table-cell office:value-type="float" office:value="2.77555756156289E-016" calcext:value-type="float">
            <text:p>2.78E-16</text:p>
          </table:table-cell>
          <table:table-cell table:number-columns-repeated="1022"/>
        </table:table-row>
        <table:table-row table:style-name="ro1">
          <table:table-cell office:value-type="float" office:value="0.000658668860729044" calcext:value-type="float">
            <text:p>6.59E-04</text:p>
          </table:table-cell>
          <table:table-cell office:value-type="float" office:value="3.81639164714898E-017" calcext:value-type="float">
            <text:p>3.82E-17</text:p>
          </table:table-cell>
          <table:table-cell table:number-columns-repeated="1022"/>
        </table:table-row>
        <table:table-row table:style-name="ro1">
          <table:table-cell office:value-type="float" office:value="2.77555756156289E-017" calcext:value-type="float">
            <text:p>2.78E-17</text:p>
          </table:table-cell>
          <table:table-cell office:value-type="float" office:value="0.000756535293568585" calcext:value-type="float">
            <text:p>7.57E-04</text:p>
          </table:table-cell>
          <table:table-cell table:number-columns-repeated="1022"/>
        </table:table-row>
        <table:table-row table:style-name="ro1">
          <table:table-cell office:value-type="float" office:value="2.42861286636753E-017" calcext:value-type="float">
            <text:p>2.43E-17</text:p>
          </table:table-cell>
          <table:table-cell office:value-type="float" office:value="2.08166817117217E-017" calcext:value-type="float">
            <text:p>2.08E-17</text:p>
          </table:table-cell>
          <table:table-cell table:number-columns-repeated="1022"/>
        </table:table-row>
        <table:table-row table:style-name="ro1">
          <table:table-cell office:value-type="float" office:value="1.55431223447522E-015" calcext:value-type="float">
            <text:p>1.55E-15</text:p>
          </table:table-cell>
          <table:table-cell office:value-type="float" office:value="0.000702524681141287" calcext:value-type="float">
            <text:p>7.03E-04</text:p>
          </table:table-cell>
          <table:table-cell table:number-columns-repeated="1022"/>
        </table:table-row>
        <table:table-row table:style-name="ro1">
          <table:table-cell office:value-type="float" office:value="4.85722573273506E-017" calcext:value-type="float">
            <text:p>4.86E-17</text:p>
          </table:table-cell>
          <table:table-cell office:value-type="float" office:value="8.32667268468867E-017" calcext:value-type="float">
            <text:p>8.33E-17</text:p>
          </table:table-cell>
          <table:table-cell table:number-columns-repeated="1022"/>
        </table:table-row>
        <table:table-row table:style-name="ro1">
          <table:table-cell office:value-type="float" office:value="1.66533453693773E-016" calcext:value-type="float">
            <text:p>1.67E-16</text:p>
          </table:table-cell>
          <table:table-cell office:value-type="float" office:value="1.38777878078145E-016" calcext:value-type="float">
            <text:p>1.39E-16</text:p>
          </table:table-cell>
          <table:table-cell table:number-columns-repeated="1022"/>
        </table:table-row>
        <table:table-row table:style-name="ro1">
          <table:table-cell office:value-type="float" office:value="6.10622663543836E-016" calcext:value-type="float">
            <text:p>6.11E-16</text:p>
          </table:table-cell>
          <table:table-cell office:value-type="float" office:value="3.88578058618805E-016" calcext:value-type="float">
            <text:p>3.89E-16</text:p>
          </table:table-cell>
          <table:table-cell table:number-columns-repeated="1022"/>
        </table:table-row>
        <table:table-row table:style-name="ro1">
          <table:table-cell office:value-type="float" office:value="1.55431223447522E-015" calcext:value-type="float">
            <text:p>1.55E-15</text:p>
          </table:table-cell>
          <table:table-cell office:value-type="float" office:value="0.00020434172055371" calcext:value-type="float">
            <text:p>2.04E-04</text:p>
          </table:table-cell>
          <table:table-cell table:number-columns-repeated="1022"/>
        </table:table-row>
        <table:table-row table:style-name="ro1">
          <table:table-cell office:value-type="float" office:value="2.77555756156289E-017" calcext:value-type="float">
            <text:p>2.78E-17</text:p>
          </table:table-cell>
          <table:table-cell office:value-type="float" office:value="1.73472347597681E-017" calcext:value-type="float">
            <text:p>1.73E-17</text:p>
          </table:table-cell>
          <table:table-cell table:number-columns-repeated="1022"/>
        </table:table-row>
        <table:table-row table:style-name="ro1">
          <table:table-cell office:value-type="float" office:value="2.77555756156289E-016" calcext:value-type="float">
            <text:p>2.78E-16</text:p>
          </table:table-cell>
          <table:table-cell office:value-type="float" office:value="1.94289029309402E-016" calcext:value-type="float">
            <text:p>1.94E-1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.04083408558608E-017" calcext:value-type="float">
            <text:p>1.04E-17</text:p>
          </table:table-cell>
          <table:table-cell table:number-columns-repeated="1022"/>
        </table:table-row>
        <table:table-row table:style-name="ro1">
          <table:table-cell office:value-type="float" office:value="2.08166817117217E-017" calcext:value-type="float">
            <text:p>2.08E-17</text:p>
          </table:table-cell>
          <table:table-cell office:value-type="float" office:value="3.46944695195361E-018" calcext:value-type="float">
            <text:p>3.47E-18</text:p>
          </table:table-cell>
          <table:table-cell table:number-columns-repeated="1022"/>
        </table:table-row>
        <table:table-row table:style-name="ro1">
          <table:table-cell office:value-type="float" office:value="4.33680868994202E-018" calcext:value-type="float">
            <text:p>4.34E-18</text:p>
          </table:table-cell>
          <table:table-cell office:value-type="float" office:value="2.42861286636753E-017" calcext:value-type="float">
            <text:p>2.43E-17</text:p>
          </table:table-cell>
          <table:table-cell table:number-columns-repeated="1022"/>
        </table:table-row>
        <table:table-row table:style-name="ro1">
          <table:table-cell office:value-type="float" office:value="1.21430643318377E-017" calcext:value-type="float">
            <text:p>1.21E-17</text:p>
          </table:table-cell>
          <table:table-cell office:value-type="float" office:value="2.77555756156289E-017" calcext:value-type="float">
            <text:p>2.78E-17</text:p>
          </table:table-cell>
          <table:table-cell table:number-columns-repeated="1022"/>
        </table:table-row>
        <table:table-row table:style-name="ro1">
          <table:table-cell office:value-type="float" office:value="9.71445146547012E-017" calcext:value-type="float">
            <text:p>9.71E-17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22"/>
        </table:table-row>
        <table:table-row table:style-name="ro1">
          <table:table-cell office:value-type="float" office:value="8.32667268468867E-017" calcext:value-type="float">
            <text:p>8.33E-17</text:p>
          </table:table-cell>
          <table:table-cell office:value-type="float" office:value="0.000136533207232681" calcext:value-type="float">
            <text:p>1.37E-04</text:p>
          </table:table-cell>
          <table:table-cell table:number-columns-repeated="1022"/>
        </table:table-row>
        <table:table-row table:style-name="ro1">
          <table:table-cell office:value-type="float" office:value="1.66533453693773E-016" calcext:value-type="float">
            <text:p>1.67E-16</text:p>
          </table:table-cell>
          <table:table-cell office:value-type="float" office:value="5.55111512312578E-016" calcext:value-type="float">
            <text:p>5.55E-16</text:p>
          </table:table-cell>
          <table:table-cell table:number-columns-repeated="1022"/>
        </table:table-row>
        <table:table-row table:style-name="ro1">
          <table:table-cell office:value-type="float" office:value="0.000456093618272394" calcext:value-type="float">
            <text:p>4.56E-04</text:p>
          </table:table-cell>
          <table:table-cell office:value-type="float" office:value="3.33066907387547E-016" calcext:value-type="float">
            <text:p>3.33E-16</text:p>
          </table:table-cell>
          <table:table-cell table:number-columns-repeated="1022"/>
        </table:table-row>
        <table:table-row table:style-name="ro1">
          <table:table-cell office:value-type="float" office:value="0.00122906124796315" calcext:value-type="float">
            <text:p>1.23E-03</text:p>
          </table:table-cell>
          <table:table-cell office:value-type="float" office:value="6.93889390390723E-018" calcext:value-type="float">
            <text:p>6.94E-18</text:p>
          </table:table-cell>
          <table:table-cell table:number-columns-repeated="1022"/>
        </table:table-row>
        <table:table-row table:style-name="ro1">
          <table:table-cell office:value-type="float" office:value="3.33066907387547E-016" calcext:value-type="float">
            <text:p>3.33E-16</text:p>
          </table:table-cell>
          <table:table-cell office:value-type="float" office:value="2.77555756156289E-017" calcext:value-type="float">
            <text:p>2.78E-17</text:p>
          </table:table-cell>
          <table:table-cell table:number-columns-repeated="1022"/>
        </table:table-row>
        <table:table-row table:style-name="ro1">
          <table:table-cell office:value-type="float" office:value="1.55431223447522E-015" calcext:value-type="float">
            <text:p>1.55E-15</text:p>
          </table:table-cell>
          <table:table-cell office:value-type="float" office:value="0.000542453976511581" calcext:value-type="float">
            <text:p>5.42E-04</text:p>
          </table:table-cell>
          <table:table-cell table:number-columns-repeated="1022"/>
        </table:table-row>
        <table:table-row table:style-name="ro1">
          <table:table-cell office:value-type="float" office:value="8.67361737988404E-018" calcext:value-type="float">
            <text:p>8.67E-18</text:p>
          </table:table-cell>
          <table:table-cell office:value-type="float" office:value="6.93889390390723E-018" calcext:value-type="float">
            <text:p>6.94E-18</text:p>
          </table:table-cell>
          <table:table-cell table:number-columns-repeated="1022"/>
        </table:table-row>
        <table:table-row table:style-name="ro1">
          <table:table-cell office:value-type="float" office:value="3.46944695195361E-018" calcext:value-type="float">
            <text:p>3.47E-18</text:p>
          </table:table-cell>
          <table:table-cell office:value-type="float" office:value="0.000401621241474291" calcext:value-type="float">
            <text:p>4.02E-04</text:p>
          </table:table-cell>
          <table:table-cell table:number-columns-repeated="1022"/>
        </table:table-row>
        <table:table-row table:style-name="ro1">
          <table:table-cell office:value-type="float" office:value="1.38777878078145E-017" calcext:value-type="float">
            <text:p>1.39E-17</text:p>
          </table:table-cell>
          <table:table-cell office:value-type="float" office:value="1.38777878078145E-016" calcext:value-type="float">
            <text:p>1.39E-16</text:p>
          </table:table-cell>
          <table:table-cell table:number-columns-repeated="1022"/>
        </table:table-row>
        <table:table-row table:style-name="ro1">
          <table:table-cell office:value-type="float" office:value="2.22044604925031E-016" calcext:value-type="float">
            <text:p>2.22E-16</text:p>
          </table:table-cell>
          <table:table-cell office:value-type="float" office:value="6.66133814775094E-016" calcext:value-type="float">
            <text:p>6.66E-16</text:p>
          </table:table-cell>
          <table:table-cell table:number-columns-repeated="1022"/>
        </table:table-row>
        <table:table-row table:style-name="ro1">
          <table:table-cell office:value-type="float" office:value="5.20417042793042E-018" calcext:value-type="float">
            <text:p>5.20E-18</text:p>
          </table:table-cell>
          <table:table-cell office:value-type="float" office:value="1.30104260698261E-018" calcext:value-type="float">
            <text:p>1.30E-18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2:18:55.599651530</meta:creation-date>
    <dc:date>2019-06-07T12:34:34.560977212</dc:date>
    <meta:editing-duration>PT5M28S</meta:editing-duration>
    <meta:editing-cycles>1</meta:editing-cycles>
    <meta:generator>LibreOffice/6.0.7.3$Linux_X86_64 LibreOffice_project/00m0$Build-3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89cm" svg:height="14.105cm" xlink:href=".." xlink:type="simple" chart:class="chart:bar" chart:style-name="ch1">
        <chart:legend chart:legend-position="end" svg:x="27.526cm" svg:y="6.504cm" style:legend-expansion="high" chart:style-name="ch2"/>
        <chart:plot-area chart:style-name="ch3" table:cell-range-address="Sheet1.A1:Sheet1.B100" svg:x="0.595cm" svg:y="0.282cm" svg:width="26.336cm" svg:height="13.541cm">
          <chartooo:coordinate-region svg:x="1.878cm" svg:y="0.403cm" svg:width="25.038cm" svg:height="12.4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0" chart:class="chart:bar">
            <chart:data-point chart:repeated="100"/>
          </chart:series>
          <chart:series chart:style-name="ch8" chart:values-cell-range-address="Sheet1.B1:Sheet1.B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8777878078145E-016">
                <text:p>1.38777878078145E-016</text:p>
                <draw:g>
                  <svg:desc>Sheet1.A1:Sheet1.A100</svg:desc>
                </draw:g>
              </table:table-cell>
              <table:table-cell office:value-type="float" office:value="2.4980018054066E-016">
                <text:p>2.4980018054066E-016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226762955019E-015">
                <text:p>1.33226762955019E-015</text:p>
              </table:table-cell>
              <table:table-cell office:value-type="float" office:value="0.000362607008568865">
                <text:p>0.000362607008568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944695195361E-018">
                <text:p>3.46944695195361E-018</text:p>
              </table:table-cell>
              <table:table-cell office:value-type="float" office:value="3.46944695195361E-017">
                <text:p>3.46944695195361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431223447522E-015">
                <text:p>1.55431223447522E-015</text:p>
              </table:table-cell>
              <table:table-cell office:value-type="float" office:value="1.11022302462516E-015">
                <text:p>1.11022302462516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022302462516E-015">
                <text:p>1.11022302462516E-015</text:p>
              </table:table-cell>
              <table:table-cell office:value-type="float" office:value="2.22044604925031E-015">
                <text:p>2.22044604925031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7475828372553E-015">
                <text:p>3.77475828372553E-015</text:p>
              </table:table-cell>
              <table:table-cell office:value-type="float" office:value="1.55431223447522E-015">
                <text:p>1.5543122344752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1.11022302462516E-015">
                <text:p>1.11022302462516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655665885959E-016">
                <text:p>1.52655665885959E-016</text:p>
              </table:table-cell>
              <table:table-cell office:value-type="float" office:value="8.32667268468867E-017">
                <text:p>8.32667268468867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822483003176E-016">
                <text:p>3.60822483003176E-016</text:p>
              </table:table-cell>
              <table:table-cell office:value-type="float" office:value="0.0000745794003048819">
                <text:p>0.0000745794003048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657986402541E-015">
                <text:p>2.88657986402541E-015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6133814775094E-016">
                <text:p>6.66133814775094E-016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022302462516E-015">
                <text:p>1.11022302462516E-015</text:p>
              </table:table-cell>
              <table:table-cell office:value-type="float" office:value="2.22044604925031E-016">
                <text:p>2.22044604925031E-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7153216591883E-018">
                <text:p>6.07153216591883E-018</text:p>
              </table:table-cell>
              <table:table-cell office:value-type="float" office:value="2.60208521396521E-018">
                <text:p>2.60208521396521E-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75842942509699">
                <text:p>0.0000575842942509699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5111512312578E-017">
                <text:p>5.55111512312578E-017</text:p>
              </table:table-cell>
              <table:table-cell office:value-type="float" office:value="5.20417042793042E-017">
                <text:p>5.20417042793042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61737988404E-018">
                <text:p>8.67361737988404E-018</text:p>
              </table:table-cell>
              <table:table-cell office:value-type="float" office:value="2.42861286636753E-017">
                <text:p>2.42861286636753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451495458029E-017">
                <text:p>1.47451495458029E-017</text:p>
              </table:table-cell>
              <table:table-cell office:value-type="float" office:value="3.46944695195361E-017">
                <text:p>3.46944695195361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022302462516E-015">
                <text:p>1.11022302462516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6133814775094E-016">
                <text:p>6.66133814775094E-016</text:p>
              </table:table-cell>
              <table:table-cell office:value-type="float" office:value="0.000758903124023562">
                <text:p>0.000758903124023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022302462516E-016">
                <text:p>1.11022302462516E-016</text:p>
              </table:table-cell>
              <table:table-cell office:value-type="float" office:value="5.55111512312578E-017">
                <text:p>5.55111512312578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083408558608E-016">
                <text:p>1.04083408558608E-016</text:p>
              </table:table-cell>
              <table:table-cell office:value-type="float" office:value="0.00192091224335942">
                <text:p>0.00192091224335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82702802723825">
                <text:p>0.000582702802723825</text:p>
              </table:table-cell>
              <table:table-cell office:value-type="float" office:value="4.16333634234434E-017">
                <text:p>4.16333634234434E-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2250225675825E-017">
                <text:p>3.12250225675825E-017</text:p>
              </table:table-cell>
              <table:table-cell office:value-type="float" office:value="3.46944695195361E-017">
                <text:p>3.46944695195361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.85722573273506E-017">
                <text:p>4.85722573273506E-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2861286636753E-017">
                <text:p>2.42861286636753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91878875220938">
                <text:p>0.000591878875220938</text:p>
              </table:table-cell>
              <table:table-cell office:value-type="float" office:value="0.000803287039570661">
                <text:p>0.000803287039570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2861286636753E-017">
                <text:p>2.42861286636753E-017</text:p>
              </table:table-cell>
              <table:table-cell office:value-type="float" office:value="6.2450045135165E-017">
                <text:p>6.2450045135165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04083408558608E-017">
                <text:p>1.04083408558608E-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083408558608E-017">
                <text:p>1.04083408558608E-017</text:p>
              </table:table-cell>
              <table:table-cell office:value-type="float" office:value="2.08166817117217E-017">
                <text:p>2.08166817117217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2250225675825E-017">
                <text:p>3.12250225675825E-017</text:p>
              </table:table-cell>
              <table:table-cell office:value-type="float" office:value="5.55111512312578E-017">
                <text:p>5.55111512312578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32899320127E-015">
                <text:p>1.4432899320127E-015</text:p>
              </table:table-cell>
              <table:table-cell office:value-type="float" office:value="9.99200722162641E-016">
                <text:p>9.99200722162641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6133814775094E-016">
                <text:p>6.66133814775094E-016</text:p>
              </table:table-cell>
              <table:table-cell office:value-type="float" office:value="1.11022302462516E-016">
                <text:p>1.11022302462516E-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57779436399661">
                <text:p>0.000457779436399661</text:p>
              </table:table-cell>
              <table:table-cell office:value-type="float" office:value="5.55111512312578E-017">
                <text:p>5.55111512312578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7555756156289E-016">
                <text:p>2.77555756156289E-016</text:p>
              </table:table-cell>
              <table:table-cell office:value-type="float" office:value="3.88578058618805E-016">
                <text:p>3.88578058618805E-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5111512312578E-017">
                <text:p>5.5511151231257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944695195361E-018">
                <text:p>3.46944695195361E-018</text:p>
              </table:table-cell>
              <table:table-cell office:value-type="float" office:value="8.67361737988404E-019">
                <text:p>8.67361737988404E-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7555756156289E-017">
                <text:p>2.77555756156289E-017</text:p>
              </table:table-cell>
              <table:table-cell office:value-type="float" office:value="7.80625564189563E-018">
                <text:p>7.80625564189563E-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022302462516E-016">
                <text:p>1.11022302462516E-016</text:p>
              </table:table-cell>
              <table:table-cell office:value-type="float" office:value="8.32667268468867E-016">
                <text:p>8.32667268468867E-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5311331771918E-016">
                <text:p>3.05311331771918E-016</text:p>
              </table:table-cell>
              <table:table-cell office:value-type="float" office:value="0.000244757828544581">
                <text:p>0.000244757828544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61384533785428">
                <text:p>0.000261384533785428</text:p>
              </table:table-cell>
              <table:table-cell office:value-type="float" office:value="5.27355936696949E-016">
                <text:p>5.27355936696949E-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083408558608E-017">
                <text:p>1.04083408558608E-017</text:p>
              </table:table-cell>
              <table:table-cell office:value-type="float" office:value="0.0000413963268271316">
                <text:p>0.0000413963268271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3066754628446">
                <text:p>0.00043066754628446</text:p>
              </table:table-cell>
              <table:table-cell office:value-type="float" office:value="2.77555756156289E-017">
                <text:p>2.77555756156289E-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083408558608E-017">
                <text:p>1.04083408558608E-017</text:p>
              </table:table-cell>
              <table:table-cell office:value-type="float" office:value="2.42861286636753E-017">
                <text:p>2.42861286636753E-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3889390390723E-018">
                <text:p>6.93889390390723E-018</text:p>
              </table:table-cell>
              <table:table-cell office:value-type="float" office:value="3.12250225675825E-017">
                <text:p>3.12250225675825E-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22213978487159">
                <text:p>0.000322213978487159</text:p>
              </table:table-cell>
              <table:table-cell office:value-type="float" office:value="0.000106848696661287">
                <text:p>0.000106848696661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8166817117217E-017">
                <text:p>2.08166817117217E-017</text:p>
              </table:table-cell>
              <table:table-cell office:value-type="float" office:value="1.73472347597681E-017">
                <text:p>1.73472347597681E-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6133814775094E-016">
                <text:p>6.66133814775094E-016</text:p>
              </table:table-cell>
              <table:table-cell office:value-type="float" office:value="2.22044604925031E-015">
                <text:p>2.22044604925031E-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5514051876985E-017">
                <text:p>2.25514051876985E-017</text:p>
              </table:table-cell>
              <table:table-cell office:value-type="float" office:value="6.93889390390723E-018">
                <text:p>6.93889390390723E-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1.2490009027033E-016">
                <text:p>1.2490009027033E-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0862446895044E-015">
                <text:p>3.10862446895044E-015</text:p>
              </table:table-cell>
              <table:table-cell office:value-type="float" office:value="2.66453525910038E-015">
                <text:p>2.66453525910038E-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3889390390723E-018">
                <text:p>6.93889390390723E-018</text:p>
              </table:table-cell>
              <table:table-cell office:value-type="float" office:value="1.38777878078145E-017">
                <text:p>1.38777878078145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472347597681E-017">
                <text:p>1.73472347597681E-017</text:p>
              </table:table-cell>
              <table:table-cell office:value-type="float" office:value="1.73472347597681E-017">
                <text:p>1.73472347597681E-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3066907387547E-015">
                <text:p>3.33066907387547E-015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3889390390723E-017">
                <text:p>6.93889390390723E-017</text:p>
              </table:table-cell>
              <table:table-cell office:value-type="float" office:value="4.85722573273506E-017">
                <text:p>4.85722573273506E-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12895816567426">
                <text:p>0.000112895816567426</text:p>
              </table:table-cell>
              <table:table-cell office:value-type="float" office:value="2.88657986402541E-015">
                <text:p>2.88657986402541E-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3.46944695195361E-017">
                <text:p>3.46944695195361E-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63278329429795E-017">
                <text:p>7.63278329429795E-017</text:p>
              </table:table-cell>
              <table:table-cell office:value-type="float" office:value="2.08166817117217E-017">
                <text:p>2.08166817117217E-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3889390390723E-017">
                <text:p>6.93889390390723E-017</text:p>
              </table:table-cell>
              <table:table-cell office:value-type="float" office:value="9.54097911787244E-018">
                <text:p>9.54097911787244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1639164714898E-017">
                <text:p>3.81639164714898E-017</text:p>
              </table:table-cell>
              <table:table-cell office:value-type="float" office:value="1.04083408558608E-017">
                <text:p>1.04083408558608E-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0819582357449E-017">
                <text:p>1.90819582357449E-017</text:p>
              </table:table-cell>
              <table:table-cell office:value-type="float" office:value="4.85722573273506E-017">
                <text:p>4.85722573273506E-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34908563653189">
                <text:p>0.000334908563653189</text:p>
              </table:table-cell>
              <table:table-cell office:value-type="float" office:value="1.38777878078145E-017">
                <text:p>1.38777878078145E-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2250225675825E-017">
                <text:p>3.12250225675825E-017</text:p>
              </table:table-cell>
              <table:table-cell office:value-type="float" office:value="7.80625564189563E-018">
                <text:p>7.80625564189563E-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7361737988404E-019">
                <text:p>8.67361737988404E-019</text:p>
              </table:table-cell>
              <table:table-cell office:value-type="float" office:value="3.46944695195361E-017">
                <text:p>3.46944695195361E-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8166817117217E-017">
                <text:p>2.08166817117217E-017</text:p>
              </table:table-cell>
              <table:table-cell office:value-type="float" office:value="0.00032608622073943">
                <text:p>0.00032608622073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3278329429795E-017">
                <text:p>7.63278329429795E-017</text:p>
              </table:table-cell>
              <table:table-cell office:value-type="float" office:value="1.30104260698261E-018">
                <text:p>1.30104260698261E-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7555756156289E-017">
                <text:p>2.77555756156289E-017</text:p>
              </table:table-cell>
              <table:table-cell office:value-type="float" office:value="1.73472347597681E-017">
                <text:p>1.73472347597681E-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9200722162641E-016">
                <text:p>9.99200722162641E-016</text:p>
              </table:table-cell>
              <table:table-cell office:value-type="float" office:value="1.22124532708767E-015">
                <text:p>1.22124532708767E-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2044604925031E-015">
                <text:p>2.22044604925031E-015</text:p>
              </table:table-cell>
              <table:table-cell office:value-type="float" office:value="2.66453525910038E-015">
                <text:p>2.66453525910038E-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450045135165E-017">
                <text:p>6.2450045135165E-017</text:p>
              </table:table-cell>
              <table:table-cell office:value-type="float" office:value="8.67361737988404E-019">
                <text:p>8.67361737988404E-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.08166817117217E-017">
                <text:p>2.08166817117217E-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1022302462516E-016">
                <text:p>1.11022302462516E-016</text:p>
              </table:table-cell>
              <table:table-cell office:value-type="float" office:value="4.16333634234434E-016">
                <text:p>4.16333634234434E-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76293518394565">
                <text:p>0.000876293518394565</text:p>
              </table:table-cell>
              <table:table-cell office:value-type="float" office:value="3.05311331771918E-016">
                <text:p>3.05311331771918E-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93889390390723E-018">
                <text:p>6.93889390390723E-018</text:p>
              </table:table-cell>
              <table:table-cell office:value-type="float" office:value="0.000299235587990302">
                <text:p>0.00029923558799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6533453693773E-016">
                <text:p>1.66533453693773E-016</text:p>
              </table:table-cell>
              <table:table-cell office:value-type="float" office:value="2.77555756156289E-016">
                <text:p>2.77555756156289E-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58668860729044">
                <text:p>0.000658668860729044</text:p>
              </table:table-cell>
              <table:table-cell office:value-type="float" office:value="3.81639164714898E-017">
                <text:p>3.81639164714898E-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7555756156289E-017">
                <text:p>2.77555756156289E-017</text:p>
              </table:table-cell>
              <table:table-cell office:value-type="float" office:value="0.000756535293568585">
                <text:p>0.000756535293568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2861286636753E-017">
                <text:p>2.42861286636753E-017</text:p>
              </table:table-cell>
              <table:table-cell office:value-type="float" office:value="2.08166817117217E-017">
                <text:p>2.08166817117217E-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5431223447522E-015">
                <text:p>1.55431223447522E-015</text:p>
              </table:table-cell>
              <table:table-cell office:value-type="float" office:value="0.000702524681141287">
                <text:p>0.0007025246811412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5722573273506E-017">
                <text:p>4.85722573273506E-017</text:p>
              </table:table-cell>
              <table:table-cell office:value-type="float" office:value="8.32667268468867E-017">
                <text:p>8.32667268468867E-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533453693773E-016">
                <text:p>1.66533453693773E-016</text:p>
              </table:table-cell>
              <table:table-cell office:value-type="float" office:value="1.38777878078145E-016">
                <text:p>1.38777878078145E-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10622663543836E-016">
                <text:p>6.10622663543836E-016</text:p>
              </table:table-cell>
              <table:table-cell office:value-type="float" office:value="3.88578058618805E-016">
                <text:p>3.88578058618805E-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5431223447522E-015">
                <text:p>1.55431223447522E-015</text:p>
              </table:table-cell>
              <table:table-cell office:value-type="float" office:value="0.00020434172055371">
                <text:p>0.00020434172055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7555756156289E-017">
                <text:p>2.77555756156289E-017</text:p>
              </table:table-cell>
              <table:table-cell office:value-type="float" office:value="1.73472347597681E-017">
                <text:p>1.73472347597681E-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7555756156289E-016">
                <text:p>2.77555756156289E-016</text:p>
              </table:table-cell>
              <table:table-cell office:value-type="float" office:value="1.94289029309402E-016">
                <text:p>1.94289029309402E-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4083408558608E-017">
                <text:p>1.04083408558608E-017</text:p>
              </table:table-cell>
              <table:table-cell office:value-type="float" office:value="1.04083408558608E-017">
                <text:p>1.04083408558608E-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166817117217E-017">
                <text:p>2.08166817117217E-017</text:p>
              </table:table-cell>
              <table:table-cell office:value-type="float" office:value="3.46944695195361E-018">
                <text:p>3.46944695195361E-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3680868994202E-018">
                <text:p>4.33680868994202E-018</text:p>
              </table:table-cell>
              <table:table-cell office:value-type="float" office:value="2.42861286636753E-017">
                <text:p>2.42861286636753E-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430643318377E-017">
                <text:p>1.21430643318377E-017</text:p>
              </table:table-cell>
              <table:table-cell office:value-type="float" office:value="2.77555756156289E-017">
                <text:p>2.77555756156289E-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71445146547012E-017">
                <text:p>9.71445146547012E-017</text:p>
              </table:table-cell>
              <table:table-cell office:value-type="float" office:value="5.55111512312578E-017">
                <text:p>5.55111512312578E-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2667268468867E-017">
                <text:p>8.32667268468867E-017</text:p>
              </table:table-cell>
              <table:table-cell office:value-type="float" office:value="0.000136533207232681">
                <text:p>0.000136533207232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6533453693773E-016">
                <text:p>1.66533453693773E-016</text:p>
              </table:table-cell>
              <table:table-cell office:value-type="float" office:value="5.55111512312578E-016">
                <text:p>5.55111512312578E-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56093618272394">
                <text:p>0.000456093618272394</text:p>
              </table:table-cell>
              <table:table-cell office:value-type="float" office:value="3.33066907387547E-016">
                <text:p>3.33066907387547E-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22906124796315">
                <text:p>0.00122906124796315</text:p>
              </table:table-cell>
              <table:table-cell office:value-type="float" office:value="6.93889390390723E-018">
                <text:p>6.93889390390723E-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3066907387547E-016">
                <text:p>3.33066907387547E-016</text:p>
              </table:table-cell>
              <table:table-cell office:value-type="float" office:value="2.77555756156289E-017">
                <text:p>2.77555756156289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431223447522E-015">
                <text:p>1.55431223447522E-015</text:p>
              </table:table-cell>
              <table:table-cell office:value-type="float" office:value="0.000542453976511581">
                <text:p>0.000542453976511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67361737988404E-018">
                <text:p>8.67361737988404E-018</text:p>
              </table:table-cell>
              <table:table-cell office:value-type="float" office:value="6.93889390390723E-018">
                <text:p>6.93889390390723E-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6944695195361E-018">
                <text:p>3.46944695195361E-018</text:p>
              </table:table-cell>
              <table:table-cell office:value-type="float" office:value="0.000401621241474291">
                <text:p>0.000401621241474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1.38777878078145E-016">
                <text:p>1.38777878078145E-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2044604925031E-016">
                <text:p>2.22044604925031E-016</text:p>
              </table:table-cell>
              <table:table-cell office:value-type="float" office:value="6.66133814775094E-016">
                <text:p>6.66133814775094E-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1.30104260698261E-018">
                <text:p>1.30104260698261E-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